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83" officeooo:paragraph-rsid="00203883" style:font-weight-asian="bold" style:font-weight-complex="bold"/>
    </style:style>
    <style:style style:name="P2" style:family="paragraph" style:parent-style-name="Standard">
      <style:text-properties officeooo:paragraph-rsid="001f9a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eet conversion </text:p>
      <text:p text:style-name="P2">#include &lt;iostream&gt;</text:p>
      <text:p text:style-name="P2">#include&lt;algorithm&gt;</text:p>
      <text:p text:style-name="P2">using namespace std;</text:p>
      <text:p text:style-name="P2">void inches(float num){</text:p>
      <text:p text:style-name="P2"><text:s text:c="4"/>cout&lt;&lt;num&lt;&lt;" <text:s/>feet in inches is "&lt;&lt;12*num&lt;&lt;endl;</text:p>
      <text:p text:style-name="P2">}</text:p>
      <text:p text:style-name="P2">void centimeter(float num){</text:p>
      <text:p text:style-name="P2"><text:s text:c="5"/>cout&lt;&lt;num&lt;&lt;" feet in centimeter is "&lt;&lt;30.48*num&lt;&lt;endl;</text:p>
      <text:p text:style-name="P2">}</text:p>
      <text:p text:style-name="P2">void meter(float num){</text:p>
      <text:p text:style-name="P2"><text:s text:c="5"/>cout&lt;&lt;num&lt;&lt;" feet in meter is "&lt;&lt;.3048*num&lt;&lt;endl;</text:p>
      <text:p text:style-name="P2">}</text:p>
      <text:p text:style-name="P2">void mile(float num){</text:p>
      <text:p text:style-name="P2"><text:s text:c="5"/>cout&lt;&lt;num&lt;&lt;" feet in mile is "&lt;&lt;.00019*num&lt;&lt;endl;</text:p>
      <text:p text:style-name="P2">}</text:p>
      <text:p text:style-name="P2">void yard(float num){</text:p>
      <text:p text:style-name="P2"><text:s text:c="5"/>cout&lt;&lt;num&lt;&lt;" feet in yard is "&lt;&lt;.33333*num&lt;&lt;endl;</text:p>
      <text:p text:style-name="P2">}</text:p>
      <text:p text:style-name="P2"/>
      <text:p text:style-name="P2">int main(){</text:p>
      <text:p text:style-name="P2"><text:s text:c="4"/>cout&lt;&lt;"Feet conversion "&lt;&lt;endl;</text:p>
      <text:p text:style-name="P2"><text:s text:c="4"/>float num;</text:p>
      <text:p text:style-name="P2"><text:s text:c="4"/>cout&lt;&lt;"Enter the value You want to convert in feet ";</text:p>
      <text:p text:style-name="P2"><text:s text:c="4"/>cin&gt;&gt;num;</text:p>
      <text:p text:style-name="P2"><text:s text:c="4"/>char val;</text:p>
      <text:p text:style-name="P2"><text:s text:c="4"/>cout&lt;&lt;"Enter 'a' for conversion to inc "&lt;&lt;endl;</text:p>
      <text:p text:style-name="P2"><text:s text:c="5"/>cout&lt;&lt;"Enter 'b' for conversion to centimeter "&lt;&lt;endl;</text:p>
      <text:p text:style-name="P2"><text:s text:c="6"/>cout&lt;&lt;"Enter 'c' for conversion to meter "&lt;&lt;endl;</text:p>
      <text:p text:style-name="P2"><text:s text:c="7"/>cout&lt;&lt;"Enter 'd' for conversion to mile "&lt;&lt;endl;</text:p>
      <text:p text:style-name="P2"><text:s text:c="8"/>cout&lt;&lt;"Enter 'e' for conversion to yard "&lt;&lt;endl;</text:p>
      <text:p text:style-name="P2"><text:s text:c="8"/>cin&gt;&gt;val;</text:p>
      <text:p text:style-name="P2"><text:s text:c="4"/>switch (val)</text:p>
      <text:p text:style-name="P2"><text:s text:c="4"/>{</text:p>
      <text:p text:style-name="P2"><text:s text:c="4"/>case 'a':</text:p>
      <text:p text:style-name="P2"><text:s text:c="6"/>inches(num);</text:p>
      <text:p text:style-name="P2"><text:s text:c="6"/>break;</text:p>
      <text:p text:style-name="P2"><text:s text:c="4"/>case 'b':</text:p>
      <text:p text:style-name="P2"><text:s text:c="6"/>centimeter(num);</text:p>
      <text:p text:style-name="P2"><text:s text:c="6"/>break;</text:p>
      <text:p text:style-name="P2"><text:s text:c="4"/>case 'c':</text:p>
      <text:p text:style-name="P2"><text:s text:c="6"/>meter(num);</text:p>
      <text:p text:style-name="P2"><text:s text:c="6"/>break;</text:p>
      <text:p text:style-name="P2"><text:s text:c="6"/>case 'd':</text:p>
      <text:p text:style-name="P2"><text:s text:c="6"/>mile(num);</text:p>
      <text:p text:style-name="P2"><text:s text:c="6"/>break;</text:p>
      <text:p text:style-name="P2"><text:s text:c="6"/>case 'e':</text:p>
      <text:p text:style-name="P2"><text:s text:c="6"/>yard(num);</text:p>
      <text:p text:style-name="P2"><text:s text:c="6"/>break;</text:p>
      <text:p text:style-name="P2"><text:s text:c="4"/></text:p>
      <text:p text:style-name="P2"><text:s text:c="4"/>default:</text:p>
      <text:p text:style-name="P2"><text:soft-page-break/><text:s text:c="6"/>cout &lt;&lt; "val is not correct ";</text:p>
      <text:p text:style-name="P2"><text:s text:c="6"/>break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7-05T17:23:57.375039289</dc:date>
    <meta:editing-duration>PT1H29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148" meta:character-count="1211" meta:non-whitespace-character-count="916"/>
  </office:meta>
</office:document-meta>
</file>